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2C7E62AFF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</style:style>
    <style:style style:name="P2" style:family="paragraph" style:parent-style-name="Frame_20_contents">
      <style:text-properties officeooo:paragraph-rsid="000d3e8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Frame_20_contents">
      <style:paragraph-properties fo:margin-top="0in" fo:margin-bottom="0in" style:contextual-spacing="false" fo:line-height="90%" fo:text-align="justify" style:justify-single-word="false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paragraph-properties fo:margin-top="0in" fo:margin-bottom="0in" style:contextual-spacing="false" fo:line-height="100%"/>
      <style:text-properties officeooo:paragraph-rsid="000fdfe9"/>
    </style:style>
    <style:style style:name="P7" style:family="paragraph" style:parent-style-name="Frame_20_contents">
      <style:paragraph-properties fo:margin-top="0in" fo:margin-bottom="0in" style:contextual-spacing="false" fo:line-height="100%"/>
      <style:text-properties officeooo:rsid="000fdfe9" officeooo:paragraph-rsid="0011231b"/>
    </style:style>
    <style:style style:name="P8" style:family="paragraph" style:parent-style-name="Frame_20_contents">
      <style:paragraph-properties fo:margin-top="0in" fo:margin-bottom="0in" style:contextual-spacing="false" fo:line-height="100%"/>
      <style:text-properties officeooo:rsid="000fdfe9" officeooo:paragraph-rsid="000fdfe9"/>
    </style:style>
    <style:style style:name="P9" style:family="paragraph" style:parent-style-name="Frame_20_contents">
      <style:paragraph-properties fo:margin-top="0in" fo:margin-bottom="0in" style:contextual-spacing="false" fo:line-height="100%"/>
      <style:text-properties officeooo:rsid="0011231b" officeooo:paragraph-rsid="0011231b"/>
    </style:style>
    <style:style style:name="P10" style:family="paragraph" style:parent-style-name="Frame_20_contents">
      <style:paragraph-properties fo:margin-top="0in" fo:margin-bottom="0in" style:contextual-spacing="false" fo:line-height="100%"/>
      <style:text-properties officeooo:paragraph-rsid="0011231b"/>
    </style:style>
    <style:style style:name="P11" style:family="paragraph" style:parent-style-name="Frame_20_contents">
      <style:paragraph-properties fo:margin-top="0in" fo:margin-bottom="0.0835in" style:contextual-spacing="false" fo:line-height="90%"/>
    </style:style>
    <style:style style:name="P12" style:family="paragraph" style:parent-style-name="Frame_20_contents">
      <style:text-properties officeooo:rsid="000d3e8e" officeooo:paragraph-rsid="000d3e8e"/>
    </style:style>
    <style:style style:name="P13" style:family="paragraph" style:parent-style-name="Frame_20_contents">
      <style:paragraph-properties fo:margin-top="0in" fo:margin-bottom="0in" style:contextual-spacing="false"/>
      <style:text-properties fo:font-size="10pt" officeooo:paragraph-rsid="000d6c89" style:font-size-asian="10pt" style:font-size-complex="10pt"/>
    </style:style>
    <style:style style:name="P14" style:family="paragraph" style:parent-style-name="Frame_20_contents">
      <style:paragraph-properties fo:margin-top="0in" fo:margin-bottom="0in" style:contextual-spacing="false"/>
      <style:text-properties fo:font-size="10pt" officeooo:rsid="000d6c89" officeooo:paragraph-rsid="000d6c89" style:font-size-asian="10pt" style:font-size-complex="10pt"/>
    </style:style>
    <style:style style:name="P15" style:family="paragraph" style:parent-style-name="Frame_20_contents">
      <style:paragraph-properties fo:margin-top="0in" fo:margin-bottom="0in" style:contextual-spacing="false"/>
      <style:text-properties officeooo:rsid="000d6c89" officeooo:paragraph-rsid="000d6c89"/>
    </style:style>
    <style:style style:name="P16" style:family="paragraph" style:parent-style-name="Frame_20_contents">
      <style:paragraph-properties fo:margin-top="0in" fo:margin-bottom="0in" style:contextual-spacing="false"/>
      <style:text-properties officeooo:rsid="0011f6b2" officeooo:paragraph-rsid="0011f6b2"/>
    </style:style>
    <style:style style:name="P17" style:family="paragraph" style:parent-style-name="Frame_20_contents">
      <style:paragraph-properties fo:margin-top="0in" fo:margin-bottom="0in" style:contextual-spacing="false" fo:line-height="115%" fo:text-align="start" style:justify-single-word="false" fo:orphans="2" fo:widows="2" style:writing-mode="lr-tb"/>
      <style:text-properties officeooo:paragraph-rsid="0011f6b2"/>
    </style:style>
    <style:style style:name="P18" style:family="paragraph" style:parent-style-name="Frame_20_contents">
      <style:paragraph-properties fo:margin-top="0in" fo:margin-bottom="0in" style:contextual-spacing="false" fo:line-height="100%" fo:text-align="center" style:justify-single-word="false"/>
      <style:text-properties officeooo:rsid="000d3e8e" officeooo:paragraph-rsid="000d3e8e"/>
    </style:style>
    <style:style style:name="P19" style:family="paragraph">
      <loext:graphic-properties draw:fill="solid" draw:fill-color="#44546a"/>
      <style:paragraph-properties fo:text-align="start"/>
      <style:text-properties fo:font-size="18pt"/>
    </style:style>
    <style:style style:name="T1" style:family="text">
      <style:text-properties fo:color="#161616" loext:opacity="100%" style:font-name="Open Sans Light" fo:font-size="13pt" style:font-size-asian="13pt" style:font-name-complex="Open Sans Light1" style:font-size-complex="13pt"/>
    </style:style>
    <style:style style:name="T2" style:family="text">
      <style:text-properties fo:color="#161616" loext:opacity="100%" style:font-name="Open Sans Light" fo:font-size="13pt" officeooo:rsid="000d3e8e" style:font-size-asian="13pt" style:font-name-complex="Open Sans Light1" style:font-size-complex="13pt"/>
    </style:style>
    <style:style style:name="T3" style:family="text">
      <style:text-properties fo:color="#ffffff" loext:opacity="100%" style:font-name="Open Sans Light" fo:font-size="12pt" fo:language="fr" fo:country="FR" style:font-size-asian="12pt" style:font-name-complex="Open Sans Light1" style:font-size-complex="12pt"/>
    </style:style>
    <style:style style:name="T4" style:family="text">
      <style:text-properties fo:color="#ffffff" loext:opacity="100%" style:font-name="Open Sans Light" fo:font-size="12pt" style:font-size-asian="12pt" style:font-name-complex="Open Sans Light1" style:font-size-complex="12pt"/>
    </style:style>
    <style:style style:name="T5" style:family="text">
      <style:text-properties fo:color="#ffffff" loext:opacity="100%" style:font-name="Open Sans" fo:font-size="18pt" style:font-size-asian="18pt" style:font-name-complex="Open Sans1" style:font-size-complex="18pt">
        <loext:char-complex-color loext:theme-type="light1" loext:color-type="theme"/>
      </style:text-properties>
    </style:style>
    <style:style style:name="T6" style:family="text">
      <style:text-properties fo:color="#ffffff" loext:opacity="100%" style:font-name="Open Sans" fo:letter-spacing="0.0071in" style:font-name-complex="Open Sans1">
        <loext:char-complex-color loext:theme-type="light1" loext:color-type="theme"/>
      </style:text-properties>
    </style:style>
    <style:style style:name="T7" style:family="text">
      <style:text-properties fo:color="#ffffff" loext:opacity="100%" style:font-name="Open Sans" fo:letter-spacing="0.0071in" officeooo:rsid="000d3e8e" style:font-name-complex="Open Sans1">
        <loext:char-complex-color loext:theme-type="light1" loext:color-type="theme"/>
      </style:text-properties>
    </style:style>
    <style:style style:name="T8" style:family="text">
      <style:text-properties fo:color="#ffffff" loext:opacity="100%" style:font-name="Open Sans Light" fo:font-size="12pt" officeooo:rsid="000fdfe9" style:font-size-asian="12pt" style:font-name-complex="Open Sans Light1" style:font-size-complex="12pt"/>
    </style:style>
    <style:style style:name="T9" style:family="text">
      <style:text-properties fo:color="#ffffff" loext:opacity="100%" style:font-name="Open Sans Light" fo:font-size="12pt" officeooo:rsid="0011231b" style:font-size-asian="12pt" style:font-name-complex="Open Sans Light1" style:font-size-complex="12pt"/>
    </style:style>
    <style:style style:name="T10" style:family="text">
      <style:text-properties fo:color="#ffffff" loext:opacity="100%" style:font-name="Open Sans Light" fo:font-size="12pt" officeooo:rsid="0011f6b2" style:font-size-asian="12pt" style:font-name-complex="Open Sans Light1" style:font-size-complex="12pt"/>
    </style:style>
    <style:style style:name="T11" style:family="text">
      <style:text-properties fo:color="#ffffff" loext:opacity="100%" style:font-name="Open Sans" fo:font-size="18pt" officeooo:rsid="00160de9" style:font-size-asian="18pt" style:font-name-complex="Open Sans1" style:font-size-complex="18pt">
        <loext:char-complex-color loext:theme-type="light1" loext:color-type="theme"/>
      </style:text-properties>
    </style:style>
    <style:style style:name="T12" style:family="text">
      <style:text-properties fo:color="#161616" loext:opacity="100%" style:font-name="Open Sans" fo:font-size="18pt" style:font-size-asian="18pt" style:font-name-complex="Open Sans1" style:font-size-complex="18pt"/>
    </style:style>
    <style:style style:name="T13" style:family="text">
      <style:text-properties fo:color="#161616" loext:opacity="100%" style:font-name="Open Sans Light" fo:language="fr" fo:country="FR" officeooo:rsid="000d3e8e" style:font-name-complex="Open Sans Light1"/>
    </style:style>
    <style:style style:name="T14" style:family="text">
      <style:text-properties fo:color="#161616" loext:opacity="100%" style:font-name="Open Sans Light" fo:language="fr" fo:country="FR" style:font-name-complex="Open Sans Light1"/>
    </style:style>
    <style:style style:name="T15" style:family="text">
      <style:text-properties fo:color="#161616" loext:opacity="100%" style:font-name="Open Sans Light" fo:font-size="10pt" fo:language="fr" fo:country="FR" style:font-size-asian="10pt" style:font-name-complex="Open Sans Light1" style:font-size-complex="10pt"/>
    </style:style>
    <style:style style:name="T16" style:family="text">
      <style:text-properties fo:color="#161616" loext:opacity="100%" style:font-name="Open Sans Light" fo:font-size="12pt" officeooo:rsid="0011f6b2" style:font-size-asian="12pt" style:font-name-complex="Open Sans Light1" style:font-size-complex="12pt"/>
    </style:style>
    <style:style style:name="T17" style:family="text">
      <style:text-properties fo:color="#161616" loext:opacity="100%" style:font-name="Open Sans Light" fo:font-size="13pt" fo:language="en" fo:country="US" officeooo:rsid="0011f6b2" style:font-size-asian="13pt" style:language-asian="en" style:country-asian="US" style:font-name-complex="Open Sans Light1" style:font-size-complex="13pt"/>
    </style:style>
    <style:style style:name="T18" style:family="text">
      <style:text-properties fo:color="#ffffff" loext:opacity="100%" style:font-name="Open Sans" fo:font-size="22pt" style:font-size-asian="22pt" style:font-name-complex="Open Sans1" style:font-size-complex="22pt">
        <loext:char-complex-color loext:theme-type="light1" loext:color-type="theme"/>
      </style:text-properties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2547in" fo:min-width="4.1965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false" fo:min-height="2.7134in" fo:min-width="2.311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loext:fill-use-slide-background="false" draw:textarea-vertical-align="top" draw:auto-grow-height="false" fo:min-height="0.3902in" fo:min-width="2.3217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loext:fill-use-slide-background="false" draw:textarea-vertical-align="top" draw:auto-grow-height="false" fo:min-height="0.5638in" fo:min-width="2.6028in" fo:padding-top="0.05in" fo:padding-bottom="0.05in" fo:padding-left="0.1in" fo:padding-right="0.1in" fo:wrap-option="wrap" loext:decorative="false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top" draw:auto-grow-height="false" fo:min-height="3.7382in" fo:min-width="2.478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loext:fill-use-slide-background="false" draw:textarea-vertical-align="top" draw:auto-grow-height="false" fo:min-height="0.3173in" fo:min-width="2.4362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loext:fill-use-slide-background="false" draw:textarea-vertical-align="top" draw:auto-grow-height="false" fo:min-height="0.5118in" fo:min-width="4.2591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loext:fill-use-slide-background="false" draw:textarea-vertical-align="top" draw:auto-grow-height="false" fo:min-height="0.3693in" fo:min-width="3.6008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loext:fill-use-slide-background="false" draw:textarea-vertical-align="top" draw:auto-grow-height="false" fo:min-height="0.2409in" fo:min-width="4.3425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loext:fill-use-slide-background="false" draw:textarea-vertical-align="top" draw:auto-grow-height="false" fo:min-height="1.7417in" fo:min-width="4.4398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loext:fill-use-slide-background="false" draw:textarea-vertical-align="top" draw:auto-grow-height="false" fo:min-height="0.5327in" fo:min-width="4.3425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none" loext:fill-use-slide-background="false" draw:textarea-vertical-align="top" draw:auto-grow-height="false" fo:min-height="1.0453in" fo:min-width="4.3425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in" draw:fill="none" loext:fill-use-slide-background="false" draw:textarea-vertical-align="top" draw:auto-grow-height="false" fo:min-height="0.411in" fo:min-width="3.6008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in" draw:fill="none" loext:fill-use-slide-background="false" draw:textarea-vertical-align="top" draw:auto-grow-height="false" fo:min-height="0.8484in" fo:min-width="2.6028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in" draw:fill="solid" draw:fill-color="#44546a" draw:textarea-vertical-align="top" draw:auto-grow-height="false" fo:min-height="10.902in" fo:min-width="2.782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dark2" loext:color-type="theme"/>
      </style:graphic-properties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LawMDc3NbEwNjIyMDFU0lEKTi0uzszPAykwqgUA5na4rywAAAA=" text:name="__Grammarly_42___1"/>
      </text:user-field-decls>
      <text:p text:style-name="P1"><text:bookmark-start text:name="_GoBack"/><draw:custom-shape text:anchor-type="char" draw:z-index="8" draw:name="Text Box 53" draw:style-name="gr1" draw:text-style-name="P3" svg:width="4.3961in" svg:height="0.3543in" svg:x="-0.9063in" svg:y="2.9555in"><text:p text:style-name="P2" loext:marker-style-name="T1"><text:span text:style-name="T2">Grundskola (2010-2019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 Box 45" draw:style-name="gr2" draw:text-style-name="P3" svg:width="2.5106in" svg:height="2.813in" svg:x="3.9929in" svg:y="2.111in"><text:p text:style-name="P4" loext:marker-style-name="T3"><text:span text:style-name="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Text Box 42" draw:style-name="gr3" draw:text-style-name="P3" svg:width="2.5213in" svg:height="0.4898in" svg:x="3.9929in" svg:y="1.6626in"><text:p text:style-name="Frame_20_contents" loext:marker-style-name="T5"><text:span text:style-name="T5">OM MIG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Text Box 81" draw:style-name="gr4" draw:text-style-name="P3" svg:width="2.8024in" svg:height="0.6634in" svg:x="3.9862in" svg:y="0.8575in"><text:p text:style-name="P5" loext:marker-style-name="T6"><text:span text:style-name="T7">johan.p030619@gmail.com</text:span><text:span text:style-name="T6"><text:line-break/></text:span><text:span text:style-name="T7">070962288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45" draw:style-name="gr5" draw:text-style-name="P3" svg:width="2.6776in" svg:height="3.8378in" svg:x="3.9929in" svg:y="5.4929in"><text:p text:style-name="P6" loext:marker-style-name="T3"><text:span text:style-name="T8">Universitetsrelaterade projekt</text:span></text:p><text:p text:style-name="P6" loext:marker-style-name="T3"><text:span text:style-name="T8"/></text:p><text:p text:style-name="P7" loext:marker-style-name="T3"><text:span text:style-name="T4">Grupparbeten: </text:span><text:span text:style-name="T9">B</text:span><text:span text:style-name="T4">rädspel,</text:span></text:p><text:p text:style-name="P7" loext:marker-style-name="T3"><text:span text:style-name="T4">Digitalt spel i Unity</text:span></text:p><text:p text:style-name="P6" loext:marker-style-name="T3"><text:span text:style-name="T8"/></text:p><text:p text:style-name="P8" loext:marker-style-name="T3"><text:span text:style-name="T4">Soloprojekt: Spel I Visual studio med Monogame,</text:span></text:p><text:p text:style-name="P9" loext:marker-style-name="T3"><text:span text:style-name="T4">Projekt relaterade till databasteknik och flertrådad programmering</text:span></text:p><text:p text:style-name="P9" loext:marker-style-name="T3"><text:span text:style-name="T4"/></text:p><text:p text:style-name="P10" loext:marker-style-name="T3"><text:span text:style-name="T9">Portfolio:</text:span><text:span text:style-name="T4"> </text:span><text:a xlink:type="simple" xlink:href="https://github.com/Bob3311" text:style-name="Internet_20_link" text:visited-style-name="Visited_20_Internet_20_Link"><text:span text:style-name="T10">https://github.com/Bob3311</text:span></text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Text Box 42" draw:style-name="gr6" draw:text-style-name="P3" svg:width="2.6358in" svg:height="0.4169in" svg:x="3.9827in" svg:y="5.0256in"><text:p text:style-name="P11" loext:marker-style-name="T5"><text:span text:style-name="T11">PROJEKT/PORTFOLIO</text:span><text:span text:style-name="T5">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52" draw:style-name="gr7" draw:text-style-name="P3" svg:width="4.4587in" svg:height="0.6114in" svg:x="-0.9063in" svg:y="2.3445in"><text:p text:style-name="P2" loext:marker-style-name="T1"><text:span text:style-name="T2">Informations- och medieteknik, Nils Fredriksson Utbildning (2019-2022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43" draw:style-name="gr8" draw:text-style-name="P3" svg:width="3.8004in" svg:height="0.4689in" svg:x="-0.9063in" svg:y="-0.1638in"><text:p text:style-name="P12" loext:marker-style-name="T12"><text:span text:style-name="T12">UTBILDNING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51" draw:style-name="gr9" draw:text-style-name="P3" svg:width="4.5421in" svg:height="0.3406in" svg:x="-0.9063in" svg:y="0.2535in"><text:p text:style-name="P12" loext:marker-style-name="T1"><text:span text:style-name="T1">Spelutveckling, Malmö Universitet (2022-2025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46" draw:style-name="gr10" draw:text-style-name="P3" svg:width="4.6394in" svg:height="1.8413in" svg:x="-0.9063in" svg:y="0.5035in"><text:p text:style-name="P13"><text:span text:style-name="T13">Kurser:</text:span></text:p><text:p text:style-name="P13"><text:span text:style-name="T13">Objektorienterad spelprogrammering</text:span></text:p><text:p text:style-name="P14"><text:span text:style-name="T13">S</text:span><text:span text:style-name="T14">peldesign</text:span></text:p><text:p text:style-name="P14"><text:span text:style-name="T14">Matematik för spelutvecklare</text:span></text:p><text:p text:style-name="P14"><text:span text:style-name="T14">Databasteknik</text:span></text:p><text:p text:style-name="P14"><text:span text:style-name="T14">Systemutveckling med inrikning spel</text:span></text:p><text:p text:style-name="P14"><text:span text:style-name="T14">Flertrådad programmering</text:span></text:p><text:p text:style-name="P14"><text:span text:style-name="T14">Datavetenskap: C++ och programkonstruktion</text:span></text:p><text:p text:style-name="P15"><text:span text:style-name="T15">Tillämpade datastrukturer och algoritm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 Box 55" draw:style-name="gr11" draw:text-style-name="P3" svg:width="4.5421in" svg:height="0.6323in" svg:x="-0.9063in" svg:y="7.0008in"><text:p text:style-name="P16" loext:marker-style-name="T1"><text:span text:style-name="T1">Sommarjobb</text:span></text:p><text:p text:style-name="P16" loext:marker-style-name="T1"><text:span text:style-name="T1">Sommarhäng I stadsparken, Trelleborg</text:span></text:p><text:p text:style-name="Frame_20_contents" loext:marker-style-name="T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Text Box 54" draw:style-name="gr12" draw:text-style-name="P3" svg:width="4.5421in" svg:height="1.1449in" svg:x="-0.9063in" svg:y="5.8563in"><text:p text:style-name="P16" loext:marker-style-name="T1"><text:span text:style-name="T1">Praktikarbeten</text:span></text:p><text:p text:style-name="P17" loext:marker-style-name="T1"><text:span text:style-name="T16">Coop, </text:span><text:span text:style-name="T17">Trelleborg</text:span></text:p><text:p text:style-name="P17" loext:marker-style-name="T1"><text:span text:style-name="T16">ÖoB, </text:span><text:span text:style-name="T17">Trelleborg</text:span></text:p><text:p text:style-name="P17" loext:marker-style-name="T1"><text:span text:style-name="T16">Västra </text:span><text:span text:style-name="T17">Alstad</text:span><text:span text:style-name="T16"> skola, Svedal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44" draw:style-name="gr13" draw:text-style-name="P3" svg:width="3.8004in" svg:height="0.5106in" svg:x="-0.9063in" svg:y="5.3457in"><text:p text:style-name="P12" loext:marker-style-name="T12"><text:span text:style-name="T12">ERFARENH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Text Box 63" draw:style-name="gr14" draw:text-style-name="P3" svg:width="2.8024in" svg:height="0.948in" svg:x="3.9862in" svg:y="-0.052in"><text:p text:style-name="P18" loext:marker-style-name="T18"><text:span text:style-name="T18">Johan</text:span></text:p><text:p text:style-name="P18" loext:marker-style-name="T18"><text:span text:style-name="T18">Petterss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57" draw:style-name="gr15" draw:text-style-name="P19" svg:width="2.9795in" svg:height="11.0004in" svg:x="3.8957in" svg:y="-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family-generic="system" style:font-pitch="variable"/>
    <style:font-face style:name="Open Sans1" svg:font-family="'Open Sans'" style:font-family-generic="system" style:font-pitch="variable"/>
  </office:font-face-decls>
  <office:styles>
    <draw:fill-image draw:name="msFillBitmap_20_1" draw:display-name="msFillBitmap 1" xlink:href="Pictures/100000000000012C0000012C7E62AFF8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Arial1" style:font-size-complex="10pt" style:language-complex="he" style:country-complex="I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Arial1" style:font-size-complex="10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©Freesumes.com</meta:initial-creator>
    <meta:editing-cycles>6</meta:editing-cycles>
    <meta:creation-date>2020-07-26T07:40:00</meta:creation-date>
    <dc:date>2026-02-23T12:18:57.920000000</dc:date>
    <meta:editing-duration>PT24M18S</meta:editing-duration>
    <meta:generator>LibreOffice/24.8.4.2$Windows_X86_64 LibreOffice_project/bb3cfa12c7b1bf994ecc5649a80400d06cd71002</meta:generator>
    <meta:document-statistic meta:table-count="0" meta:image-count="0" meta:object-count="0" meta:page-count="1" meta:paragraph-count="31" meta:word-count="82" meta:character-count="806" meta:non-whitespace-character-count="754"/>
    <meta:user-defined meta:name="AppVersion">15.0000</meta:user-defined>
    <meta:template xlink:type="simple" xlink:actuate="onRequest" xlink:title="Normal.dotm" xlink:href=""/>
  </office:meta>
</office:document-meta>
</file>